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5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6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P8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9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0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1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2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3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4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15" style:parent-style-name="Standard" style:family="paragraph">
      <style:paragraph-properties fo:text-align="end" fo:margin-top="0.1666in"/>
    </style:style>
    <style:style style:name="T16" style:parent-style-name="Fonteparág.padrão" style:family="text">
      <style:text-properties style:font-name="Arial" style:font-name-complex="Arial" fo:font-size="16pt" style:font-size-asian="16pt" style:font-size-complex="16pt"/>
    </style:style>
    <style:style style:name="T17" style:parent-style-name="Fonteparág.padrão" style:family="text">
      <style:text-properties style:font-name="Arial" style:font-name-complex="Arial" fo:font-weight="bold" style:font-weight-asian="bold" fo:font-size="20pt" style:font-size-asian="20pt" style:font-size-complex="20pt"/>
    </style:style>
    <style:style style:name="T18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19" style:parent-style-name="Standard" style:master-page-name="MP1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TableColumn41" style:family="table-column">
      <style:table-column-properties style:column-width="1in" style:use-optimal-column-width="false"/>
    </style:style>
    <style:style style:name="TableColumn42" style:family="table-column">
      <style:table-column-properties style:column-width="1.0833in" style:use-optimal-column-width="false"/>
    </style:style>
    <style:style style:name="TableColumn43" style:family="table-column">
      <style:table-column-properties style:column-width="2.402in" style:use-optimal-column-width="false"/>
    </style:style>
    <style:style style:name="TableColumn44" style:family="table-column">
      <style:table-column-properties style:column-width="2.025in" style:use-optimal-column-width="false"/>
    </style:style>
    <style:style style:name="Table40" style:family="table">
      <style:table-properties style:width="6.5104in" fo:margin-left="0.068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7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48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49" style:parent-style-name="RUPTabela" style:family="paragraph">
      <style:paragraph-properties style:snap-to-layout-grid="false" fo:text-align="center" fo:margin-left="-0.075in">
        <style:tab-stops/>
      </style:paragraph-properties>
      <style:text-properties fo:font-weight="bold" style:font-weight-asian="bold" fo:language="pt" fo:country="BR"/>
    </style:style>
    <style:style style:name="TableCell50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1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52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53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6" style:parent-style-name="RUPTabela" style:family="paragraph">
      <style:paragraph-properties style:snap-to-layout-grid="false" fo:text-align="center"/>
      <style:text-properties fo:language="pt" fo:country="BR"/>
    </style:style>
    <style:style style:name="TableCell5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8" style:parent-style-name="RUPTabela" style:family="paragraph">
      <style:paragraph-properties style:snap-to-layout-grid="false" fo:text-align="center"/>
      <style:text-properties fo:language="pt" fo:country="BR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0" style:parent-style-name="RUPTabela" style:family="paragraph">
      <style:paragraph-properties style:snap-to-layout-grid="false"/>
      <style:text-properties fo:language="pt" fo:country="BR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RUPTabela" style:family="paragraph">
      <style:paragraph-properties style:snap-to-layout-grid="false" fo:text-align="center"/>
      <style:text-properties fo:language="pt" fo:country="B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5" style:parent-style-name="RUPTabela" style:family="paragraph">
      <style:paragraph-properties style:snap-to-layout-grid="false" fo:text-align="center"/>
      <style:text-properties fo:language="pt" fo:country="BR"/>
    </style:style>
    <style:style style:name="P66" style:parent-style-name="RUPTabela" style:family="paragraph">
      <style:paragraph-properties fo:text-align="center"/>
      <style:text-properties fo:language="pt" fo:country="BR"/>
    </style:style>
    <style:style style:name="TableCell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8" style:parent-style-name="RUPTabela" style:family="paragraph">
      <style:paragraph-properties style:snap-to-layout-grid="false" fo:text-align="center"/>
      <style:text-properties fo:language="pt" fo:country="BR"/>
    </style:style>
    <style:style style:name="TableCell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0" style:parent-style-name="RUPTabela" style:family="paragraph">
      <style:paragraph-properties style:snap-to-layout-grid="false" fo:text-align="center"/>
      <style:text-properties fo:language="pt" fo:country="BR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RUPTabela" style:family="paragraph">
      <style:paragraph-properties style:snap-to-layout-grid="false" fo:text-align="center"/>
      <style:text-properties fo:language="pt" fo:country="B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5" style:parent-style-name="RUPTabela" style:family="paragraph">
      <style:paragraph-properties style:snap-to-layout-grid="false" fo:text-align="center"/>
      <style:text-properties fo:language="pt" fo:country="BR"/>
    </style:style>
    <style:style style:name="P76" style:parent-style-name="RUPTabela" style:family="paragraph">
      <style:paragraph-properties fo:text-align="center"/>
      <style:text-properties fo:language="pt" fo:country="BR"/>
    </style:style>
    <style:style style:name="TableCell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8" style:parent-style-name="RUPTabela" style:family="paragraph">
      <style:paragraph-properties style:snap-to-layout-grid="false" fo:text-align="center"/>
      <style:text-properties fo:language="pt" fo:country="BR"/>
    </style:style>
    <style:style style:name="TableCell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0" style:parent-style-name="RUPTabela" style:family="paragraph">
      <style:paragraph-properties style:snap-to-layout-grid="false" fo:text-align="center"/>
      <style:text-properties fo:language="pt" fo:country="BR"/>
    </style:style>
    <style:style style:name="TableCell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" style:parent-style-name="RUPTabela" style:family="paragraph">
      <style:paragraph-properties style:snap-to-layout-grid="false" fo:text-align="center"/>
      <style:text-properties fo:language="pt" fo:country="BR"/>
    </style:style>
    <style:style style:name="P83" style:parent-style-name="Standard" style:family="paragraph">
      <style:paragraph-properties fo:break-before="page"/>
    </style:style>
    <style:style style:name="P84" style:parent-style-name="Standard" style:family="paragraph">
      <style:text-properties fo:language="en" fo:country="US" style:language-asian="en" style:country-asian="US"/>
    </style:style>
    <style:style style:name="P85" style:parent-style-name="Standard" style:family="paragraph">
      <style:text-properties fo:language="en" fo:country="US" style:language-asian="en" style:country-asian="US"/>
    </style:style>
    <style:style style:name="P8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8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1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2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3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4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95" style:parent-style-name="Fonteparág.padrão" style:family="text">
      <style:text-properties fo:font-size="16pt" style:font-size-asian="16pt" style:font-size-complex="16pt"/>
    </style:style>
    <style:style style:name="P96" style:parent-style-name="Standard" style:family="paragraph">
      <style:text-properties style:language-asian="en" style:country-asian="US"/>
    </style:style>
    <style:style style:name="P97" style:parent-style-name="Heading1" style:list-style-name="WW8Num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98" style:parent-style-name="RUPCorpo1" style:family="paragraph">
      <style:paragraph-properties fo:margin-left="0.2951in" fo:text-indent="0in">
        <style:tab-stops/>
      </style:paragraph-properties>
    </style:style>
    <style:style style:name="P99" style:parent-style-name="RUPCorpo1" style:family="paragraph">
      <style:paragraph-properties fo:margin-left="0.2951in" fo:text-indent="0in">
        <style:tab-stops/>
      </style:paragraph-properties>
    </style:style>
    <style:style style:name="P100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01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TableColumn103" style:family="table-column">
      <style:table-column-properties style:column-width="0.3819in" style:use-optimal-column-width="false"/>
    </style:style>
    <style:style style:name="TableColumn104" style:family="table-column">
      <style:table-column-properties style:column-width="6.1736in" style:use-optimal-column-width="false"/>
    </style:style>
    <style:style style:name="Table102" style:family="table">
      <style:table-properties style:width="6.5555in" fo:margin-left="-0.052in" table:align="left"/>
    </style:style>
    <style:style style:name="TableRow105" style:family="table-row">
      <style:table-row-properties style:min-row-height="0.2756in" style:use-optimal-row-height="false"/>
    </style:style>
    <style:style style:name="TableCell106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107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110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11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5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16" style:family="table-cell">
      <style:table-cell-properties fo:border="0.0069in solid #000000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18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1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2" style:family="table-cell">
      <style:table-cell-properties fo:border="0.0069in solid #000000" fo:padding-top="0in" fo:padding-left="0.0486in" fo:padding-bottom="0in" fo:padding-right="0.0486in"/>
    </style:style>
    <style:style style:name="P123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7" style:family="table-cell">
      <style:table-cell-properties fo:border="0.0069in solid #000000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1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2" style:family="table-cell">
      <style:table-cell-properties fo:border="0.0069in solid #000000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6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7" style:family="table-cell">
      <style:table-cell-properties fo:border="0.0069in solid #000000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39" style:parent-style-name="Standard" style:family="paragraph">
      <style:paragraph-properties fo:text-align="justify" fo:line-height="150%" fo:margin-left="0.334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0" style:parent-style-name="Heading1" style:family="paragraph">
      <style:text-properties fo:font-size="12pt" style:font-size-asian="12pt" style:font-size-complex="12pt"/>
    </style:style>
    <style:style style:name="P141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42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144" style:family="table-column">
      <style:table-column-properties style:column-width="1.0395in" style:use-optimal-column-width="false"/>
    </style:style>
    <style:style style:name="TableColumn145" style:family="table-column">
      <style:table-column-properties style:column-width="1.3784in" style:use-optimal-column-width="false"/>
    </style:style>
    <style:style style:name="TableColumn146" style:family="table-column">
      <style:table-column-properties style:column-width="1.3777in" style:use-optimal-column-width="false"/>
    </style:style>
    <style:style style:name="TableColumn147" style:family="table-column">
      <style:table-column-properties style:column-width="0.6888in" style:use-optimal-column-width="false"/>
    </style:style>
    <style:style style:name="TableColumn148" style:family="table-column">
      <style:table-column-properties style:column-width="0.3937in" style:use-optimal-column-width="false"/>
    </style:style>
    <style:style style:name="TableColumn149" style:family="table-column">
      <style:table-column-properties style:column-width="0.3937in" style:use-optimal-column-width="false"/>
    </style:style>
    <style:style style:name="TableColumn150" style:family="table-column">
      <style:table-column-properties style:column-width="1.4284in" style:use-optimal-column-width="false"/>
    </style:style>
    <style:style style:name="Table143" style:family="table">
      <style:table-properties style:width="6.7006in" fo:margin-left="-0.0784in" table:align="left"/>
    </style:style>
    <style:style style:name="TableRow151" style:family="table-row">
      <style:table-row-properties style:min-row-height="0.2208in"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4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6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0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2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4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Row166" style:family="table-row">
      <style:table-row-properties style:min-row-height="0.2361in"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Row181" style:family="table-row">
      <style:table-row-properties style:min-row-height="0.2361in"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P196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T197" style:parent-style-name="Fonteparág.padrão" style:family="text">
      <style:text-properties fo:font-size="10pt" style:font-size-asian="10pt"/>
    </style:style>
    <style:style style:name="T198" style:parent-style-name="Fonteparág.padrão" style:family="text">
      <style:text-properties fo:font-size="10pt" style:font-size-asian="10pt"/>
    </style:style>
    <style:style style:name="T199" style:parent-style-name="Fonteparág.padrão" style:family="text">
      <style:text-properties style:font-name-complex="Arial" fo:font-size="10pt" style:font-size-asian="10pt"/>
    </style:style>
    <style:style style:name="T200" style:parent-style-name="Fonteparág.padrão" style:family="text">
      <style:text-properties fo:font-size="10pt" style:font-size-asian="10pt"/>
    </style:style>
    <style:style style:name="T201" style:parent-style-name="Fonteparág.padrão" style:family="text">
      <style:text-properties fo:color="#008000" fo:font-size="10pt" style:font-size-asian="10pt"/>
    </style:style>
    <style:style style:name="T202" style:parent-style-name="Fonteparág.padrão" style:family="text">
      <style:text-properties fo:font-size="10pt" style:font-size-asian="10pt"/>
    </style:style>
    <style:style style:name="T203" style:parent-style-name="Fonteparág.padrão" style:family="text">
      <style:text-properties fo:color="#008000" fo:font-size="10pt" style:font-size-asian="10pt"/>
    </style:style>
    <style:style style:name="T204" style:parent-style-name="Fonteparág.padrão" style:family="text">
      <style:text-properties fo:color="#000000" fo:font-size="10pt" style:font-size-asian="10pt"/>
    </style:style>
    <style:style style:name="T205" style:parent-style-name="Fonteparág.padrão" style:family="text">
      <style:text-properties fo:color="#008000" fo:font-size="10pt" style:font-size-asian="10pt"/>
    </style:style>
    <style:style style:name="T206" style:parent-style-name="Fonteparág.padrão" style:family="text">
      <style:text-properties fo:font-size="10pt" style:font-size-asian="10pt"/>
    </style:style>
    <style:style style:name="T207" style:parent-style-name="Fonteparág.padrão" style:family="text">
      <style:text-properties fo:color="#008000" fo:font-size="10pt" style:font-size-asian="10pt"/>
    </style:style>
    <style:style style:name="T208" style:parent-style-name="Fonteparág.padrão" style:family="text">
      <style:text-properties fo:font-size="10pt" style:font-size-asian="10pt"/>
    </style:style>
    <style:style style:name="T209" style:parent-style-name="Fonteparág.padrão" style:family="text">
      <style:text-properties fo:color="#008000" fo:font-size="10pt" style:font-size-asian="10pt"/>
    </style:style>
    <style:style style:name="T210" style:parent-style-name="Fonteparág.padrão" style:family="text">
      <style:text-properties fo:color="#000000" fo:font-size="10pt" style:font-size-asian="10pt"/>
    </style:style>
    <style:style style:name="T211" style:parent-style-name="Fonteparág.padrão" style:family="text">
      <style:text-properties fo:font-size="10pt" style:font-size-asian="10pt"/>
    </style:style>
    <style:style style:name="TableColumn213" style:family="table-column">
      <style:table-column-properties style:column-width="3in" style:use-optimal-column-width="false"/>
    </style:style>
    <style:style style:name="TableColumn214" style:family="table-column">
      <style:table-column-properties style:column-width="3.0833in" style:use-optimal-column-width="false"/>
    </style:style>
    <style:style style:name="Table212" style:family="table">
      <style:table-properties style:width="6.0833in" fo:margin-left="0.25in" table:align="left"/>
    </style:style>
    <style:style style:name="TableRow215" style:family="table-row">
      <style:table-row-properties style:min-row-height="0.9041in" style:use-optimal-row-height="false"/>
    </style:style>
    <style:style style:name="TableCell216" style:family="table-cell">
      <style:table-cell-properties fo:border="none" fo:padding-top="0in" fo:padding-left="0.0486in" fo:padding-bottom="0in" fo:padding-right="0.0486in"/>
    </style:style>
    <style:style style:name="P217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18" style:parent-style-name="RUPTabela" style:family="paragraph">
      <style:paragraph-properties fo:keep-with-next="always" fo:keep-together="always"/>
      <style:text-properties fo:language="pt" fo:country="BR"/>
    </style:style>
    <style:style style:name="P219" style:parent-style-name="RUPTabela" style:family="paragraph">
      <style:paragraph-properties fo:keep-with-next="always" fo:keep-together="always"/>
      <style:text-properties fo:language="pt" fo:country="BR"/>
    </style:style>
    <style:style style:name="P220" style:parent-style-name="RUPTabela" style:family="paragraph">
      <style:paragraph-properties fo:keep-with-next="always" fo:keep-together="always"/>
      <style:text-properties fo:language="pt" fo:country="BR"/>
    </style:style>
    <style:style style:name="P221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22" style:family="table-cell">
      <style:table-cell-properties fo:border="none" fo:padding-top="0in" fo:padding-left="0.0486in" fo:padding-bottom="0in" fo:padding-right="0.0486in"/>
    </style:style>
    <style:style style:name="P223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24" style:parent-style-name="RUPTabela" style:family="paragraph">
      <style:paragraph-properties fo:keep-with-next="always" fo:keep-together="always"/>
      <style:text-properties fo:language="pt" fo:country="BR"/>
    </style:style>
    <style:style style:name="P225" style:parent-style-name="RUPTabela" style:family="paragraph">
      <style:paragraph-properties fo:keep-with-next="always" fo:keep-together="always"/>
      <style:text-properties fo:language="pt" fo:country="BR"/>
    </style:style>
    <style:style style:name="P226" style:parent-style-name="RUPTabela" style:family="paragraph">
      <style:paragraph-properties fo:keep-with-next="always" fo:keep-together="always"/>
      <style:text-properties fo:language="pt" fo:country="BR"/>
    </style:style>
    <style:style style:name="P227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28" style:family="table-row">
      <style:table-row-properties style:min-row-height="0.4715in" style:use-optimal-row-height="false"/>
    </style:style>
    <style:style style:name="TableCell229" style:family="table-cell">
      <style:table-cell-properties fo:border="none" fo:padding-top="0in" fo:padding-left="0.0486in" fo:padding-bottom="0in" fo:padding-right="0.0486in"/>
    </style:style>
    <style:style style:name="P230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1" style:parent-style-name="RUPTabela" style:family="paragraph">
      <style:paragraph-properties fo:keep-together="always" fo:text-align="center"/>
      <style:text-properties fo:language="pt" fo:country="BR"/>
    </style:style>
    <style:style style:name="P232" style:parent-style-name="RUPTabela" style:family="paragraph">
      <style:paragraph-properties fo:keep-together="always" fo:text-align="center"/>
      <style:text-properties fo:language="pt" fo:country="BR"/>
    </style:style>
    <style:style style:name="TableCell233" style:family="table-cell">
      <style:table-cell-properties fo:border="none" fo:padding-top="0in" fo:padding-left="0.0486in" fo:padding-bottom="0in" fo:padding-right="0.0486in"/>
    </style:style>
    <style:style style:name="P234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5" style:parent-style-name="RUPTabela" style:family="paragraph">
      <style:paragraph-properties fo:keep-together="always" fo:text-align="center"/>
      <style:text-properties fo:language="pt" fo:country="BR"/>
    </style:style>
    <style:style style:name="P236" style:parent-style-name="RUPTabela" style:family="paragraph">
      <style:paragraph-properties fo:keep-together="always" fo:text-align="center"/>
      <style:text-properties fo:language="pt" fo:country="BR"/>
    </style:style>
    <style:style style:name="TableColumn238" style:family="table-column">
      <style:table-column-properties style:column-width="3in" style:use-optimal-column-width="false"/>
    </style:style>
    <style:style style:name="TableColumn239" style:family="table-column">
      <style:table-column-properties style:column-width="3.0986in" style:use-optimal-column-width="false"/>
    </style:style>
    <style:style style:name="Table237" style:family="table">
      <style:table-properties style:width="6.0986in" fo:margin-left="0.25in" table:align="left"/>
    </style:style>
    <style:style style:name="TableRow240" style:family="table-row">
      <style:table-row-properties style:min-row-height="0.9041in" style:use-optimal-row-height="false"/>
    </style:style>
    <style:style style:name="TableCell241" style:family="table-cell">
      <style:table-cell-properties fo:border="none" fo:padding-top="0in" fo:padding-left="0.0486in" fo:padding-bottom="0in" fo:padding-right="0.0486in"/>
    </style:style>
    <style:style style:name="P242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43" style:parent-style-name="RUPTabela" style:family="paragraph">
      <style:paragraph-properties fo:keep-with-next="always" fo:keep-together="always"/>
      <style:text-properties fo:language="pt" fo:country="BR"/>
    </style:style>
    <style:style style:name="P244" style:parent-style-name="RUPTabela" style:family="paragraph">
      <style:paragraph-properties fo:keep-with-next="always" fo:keep-together="always"/>
      <style:text-properties fo:language="pt" fo:country="BR"/>
    </style:style>
    <style:style style:name="P245" style:parent-style-name="RUPTabela" style:family="paragraph">
      <style:paragraph-properties fo:keep-with-next="always" fo:keep-together="always"/>
      <style:text-properties fo:language="pt" fo:country="BR"/>
    </style:style>
    <style:style style:name="P246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47" style:family="table-cell">
      <style:table-cell-properties fo:border="none" fo:padding-top="0in" fo:padding-left="0.0486in" fo:padding-bottom="0in" fo:padding-right="0.0486in"/>
    </style:style>
    <style:style style:name="P248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49" style:parent-style-name="RUPTabela" style:family="paragraph">
      <style:paragraph-properties fo:keep-with-next="always" fo:keep-together="always"/>
      <style:text-properties fo:language="pt" fo:country="BR"/>
    </style:style>
    <style:style style:name="P250" style:parent-style-name="RUPTabela" style:family="paragraph">
      <style:paragraph-properties fo:keep-with-next="always" fo:keep-together="always"/>
      <style:text-properties fo:language="pt" fo:country="BR"/>
    </style:style>
    <style:style style:name="P251" style:parent-style-name="RUPTabela" style:family="paragraph">
      <style:paragraph-properties fo:keep-with-next="always" fo:keep-together="always"/>
      <style:text-properties fo:language="pt" fo:country="BR"/>
    </style:style>
    <style:style style:name="P252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53" style:family="table-row">
      <style:table-row-properties style:min-row-height="0.4715in" style:use-optimal-row-height="false"/>
    </style:style>
    <style:style style:name="TableCell254" style:family="table-cell">
      <style:table-cell-properties fo:border="none" fo:padding-top="0in" fo:padding-left="0.0486in" fo:padding-bottom="0in" fo:padding-right="0.0486in"/>
    </style:style>
    <style:style style:name="P255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56" style:parent-style-name="RUPTabela" style:family="paragraph">
      <style:paragraph-properties fo:keep-together="always" fo:text-align="center"/>
      <style:text-properties fo:language="pt" fo:country="BR"/>
    </style:style>
    <style:style style:name="P257" style:parent-style-name="RUPTabela" style:family="paragraph">
      <style:paragraph-properties fo:keep-together="always" fo:text-align="center"/>
      <style:text-properties fo:language="pt" fo:country="BR"/>
    </style:style>
    <style:style style:name="TableCell258" style:family="table-cell">
      <style:table-cell-properties fo:border="none" fo:padding-top="0in" fo:padding-left="0.0486in" fo:padding-bottom="0in" fo:padding-right="0.0486in"/>
    </style:style>
    <style:style style:name="P259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60" style:parent-style-name="RUPTabela" style:family="paragraph">
      <style:paragraph-properties fo:keep-together="always" fo:text-align="center"/>
      <style:text-properties fo:language="pt" fo:country="BR"/>
    </style:style>
    <style:style style:name="P261" style:parent-style-name="RUPTabela" style:family="paragraph">
      <style:paragraph-properties fo:keep-together="always" fo:text-align="center"/>
      <style:text-properties fo:language="pt" fo:country="BR"/>
    </style:style>
    <style:style style:name="P262" style:parent-style-name="Standard" style:family="paragraph">
      <style:text-properties style:font-name="Arial" style:font-name-complex="Arial" fo:font-weight="bold" style:font-weight-asian="bold" fo:color="#008000" fo:font-size="9pt" style:font-size-asian="9pt" style:font-size-complex="9pt"/>
    </style:style>
    <style:style style:name="P263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4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5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6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7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8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69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0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1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2" style:parent-style-name="Standard" style:family="paragraph">
      <style:paragraph-properties fo:text-indent="0.25in"/>
    </style:style>
    <style:style style:name="T273" style:parent-style-name="Fonteparág.padrão" style:family="text">
      <style:text-properties style:font-name="Wingdings" fo:color="#008000" fo:font-size="9pt" style:font-size-asian="9pt" style:font-size-complex="9pt"/>
    </style:style>
    <style:style style:name="T274" style:parent-style-name="Fonteparág.padrão" style:family="text">
      <style:text-properties style:font-name="Arial" style:font-name-complex="Arial" fo:color="#008000" fo:font-size="9pt" style:font-size-asian="9pt" style:font-size-complex="9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pecificação de Banco de Dados</text:p>
      <text:p text:style-name="P5"/>
      <text:p text:style-name="P6"/>
      <text:p text:style-name="NormalWeb"><text:span text:style-name="T7"><text:s text:c="2"/>Portal Virtual do Cerrado/ Sistema de Catalogação da Biodiversidade</text:span></text:p>
      <text:p text:style-name="P8"><text:s/>– Versão 1.0</text:p>
      <text:p text:style-name="P9">Cadastro de tabelas básicas – Release 1.0</text:p>
      <text:p text:style-name="P10"/>
      <text:p text:style-name="P11"/>
      <text:p text:style-name="P12"/>
      <text:p text:style-name="P13">Manter<text:s/>Tabelas básicas</text:p>
      <text:p text:style-name="P14"/>
      <text:p text:style-name="P15"><text:span text:style-name="T16">Versão do Documento:</text:span><text:span text:style-name="T17"><text:s/></text:span><text:span text:style-name="T18">1.0</text:span></text:p>
      <text:soft-page-break/>
      <text:p text:style-name="P19">Histórico de Revisão</text:p>
      <text:p text:style-name="Standard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Versão do Documento</text:p>
          </table:table-cell>
          <table:table-cell table:style-name="TableCell50">
            <text:p text:style-name="P51">Descrição</text:p>
          </table:table-cell>
          <table:table-cell table:style-name="TableCell52">
            <text:p text:style-name="P53">Autor</text:p>
          </table:table-cell>
        </table:table-row>
        <table:table-row table:style-name="TableRow54">
          <table:table-cell table:style-name="TableCell55">
            <text:p text:style-name="P56">05/04/2011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Especificação do banco no caso de uso “Manter Tabelas Básicas”</text:p>
          </table:table-cell>
          <table:table-cell table:style-name="TableCell61">
            <text:p text:style-name="P62">Cally de Souza Afiune</text:p>
          </table:table-cell>
        </table:table-row>
        <table:table-row table:style-name="TableRow63">
          <table:table-cell table:style-name="TableCell64">
            <text:p text:style-name="P65"/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Normal"/>
      <text:p text:style-name="Standard"/>
      <text:p text:style-name="Standard"/>
      <text:p text:style-name="P83"/>
      <text:p text:style-name="Normal">Sumário</text:p>
      <text:p text:style-name="P84"/>
      <text:p text:style-name="P85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6"><text:a xlink:href="#1.Introdução|outline" office:target-frame-name="_top" xlink:show="replace">1.Introdução<text:tab/>4</text:a></text:p>
          <text:p text:style-name="P87"><text:a xlink:href="#2.Requisitos de Banco de Dados|outline" office:target-frame-name="_top" xlink:show="replace">2.Requisitos de Banco de Dados<text:tab/>5</text:a></text:p>
          <text:p text:style-name="P88"><text:a xlink:href="#3.Detalhamento dos Atributos da Tela|outline" office:target-frame-name="_top" xlink:show="replace">3.Detalhamento dos Atributos da Tela<text:tab/>6</text:a></text:p>
          <text:p text:style-name="P89"><text:a xlink:href="#4.Assinaturas|outline" office:target-frame-name="_top" xlink:show="replace">4.Assinaturas<text:tab/>7</text:a></text:p>
        </text:index-body>
      </text:table-of-content>
      <text:p text:style-name="P90"/>
      <text:p text:style-name="P91"/>
      <text:p text:style-name="P92"/>
      <text:p text:style-name="P93"/>
      <text:p text:style-name="P94"/>
      <text:p text:style-name="Standard"/>
      <text:p text:style-name="Normal"><text:span text:style-name="T95"><text:title text:fixed="false">Especificação de Banco de Dados</text:title></text:span></text:p>
      <text:p text:style-name="Normal">Nome do Caso de Uso</text:p>
      <text:p text:style-name="P96"/>
      <text:list text:style-name="WW8Num1">
        <text:list-item text:start-value="1">
          <text:p text:style-name="P97">Introdução</text:p>
        </text:list-item>
      </text:list>
      <text:p text:style-name="RUPCorpo1"/>
      <text:p text:style-name="P98">Esse documento tem por objetivo<text:s/>apresentar o banco de dados relativos ao módulo “Manter Tabelas Básicas”<text:s/>de dados.<text:s/></text:p>
      <text:p text:style-name="P99">A partir desse documento será possível a visualização da integração do banco de dados Módulo “Manter<text:s/>Tabelas Básicas”, assim como será útil na manipulação de possíveis alterações durante o processo de desenvolvimento.</text:p>
      <text:soft-page-break/>
      <text:list text:style-name="WW8Num1" text:continue-numbering="true">
        <text:list-item>
          <text:p text:style-name="P100">Requisitos de Banco de Dados</text:p>
        </text:list-item>
      </text:list>
      <text:p text:style-name="RUPCorpo1"/>
      <text:p text:style-name="P101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2">
            <text:p text:style-name="P107">Requisitos de Banco de Dados</text:p>
          </table:table-cell>
          <table:covered-table-cell/>
        </table:table-row>
        <table:table-row table:style-name="TableRow108">
          <table:table-cell table:style-name="TableCell109">
            <text:p text:style-name="P110">Nº.</text:p>
          </table:table-cell>
          <table:table-cell table:style-name="TableCell111">
            <text:p text:style-name="P112">Ação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Abrindo a aba de cadastro de Ordem, listar todas as classes na caixa de combo Classe</text:p>
            <text:p text:style-name="P118">[ver a tabela Classe, coluna NomeClasse].</text:p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P123">Clicando no botão no Cadastrar, buscar nome em [ver a tabela Ordem, coluna NomeOrdem], caso não exista cadastre<text:s/>na mesma.</text:p>
          </table:table-cell>
        </table:table-row>
        <table:table-row table:style-name="TableRow124">
          <table:table-cell table:style-name="TableCell125">
            <text:p text:style-name="P126">3</text:p>
          </table:table-cell>
          <table:table-cell table:style-name="TableCell127">
            <text:p text:style-name="P128">Clicando no botão Buscar, buscar em [ver a tabela Classe,coluna NomeClasse] e colocar na primeira coluna da tabela. Buscar em [ver a tabela Ordem, NomeOrdem] e colocar na segunda coluna da tabela. Selecione a linha.</text:p>
          </table:table-cell>
        </table:table-row>
        <table:table-row table:style-name="TableRow129">
          <table:table-cell table:style-name="TableCell130">
            <text:p text:style-name="P131">4</text:p>
          </table:table-cell>
          <table:table-cell table:style-name="TableCell132">
            <text:p text:style-name="P133">Selecionando um item na<text:s/>tabela e clicando no botão Excluir, excluir todo o registro [ver a tabela Ordem, todas as colunas].</text:p>
          </table:table-cell>
        </table:table-row>
        <table:table-row table:style-name="TableRow134">
          <table:table-cell table:style-name="TableCell135">
            <text:p text:style-name="P136">5</text:p>
          </table:table-cell>
          <table:table-cell table:style-name="TableCell137">
            <text:p text:style-name="P138">Selecionando um item na tabela e clicando no botão Alterar, alterar o registro [ver a tabela Ordem, coluna NomeOrdem].</text:p>
          </table:table-cell>
        </table:table-row>
      </table:table>
      <text:p text:style-name="P139"/>
      <text:p text:style-name="P140"/>
      <text:soft-page-break/>
      <text:list text:style-name="WW8Num1" text:continue-numbering="true">
        <text:list-item>
          <text:p text:style-name="P141">Detalhamento dos Atributos da<text:s/>Tela</text:p>
        </text:list-item>
      </text:list>
      <text:p text:style-name="P142"/>
      <text:p text:style-name="Standard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Campo na tela</text:p>
          </table:table-cell>
          <table:table-cell table:style-name="TableCell154">
            <text:p text:style-name="P155">Nome da Tabela</text:p>
          </table:table-cell>
          <table:table-cell table:style-name="TableCell156">
            <text:p text:style-name="P157">Campo na Tabela</text:p>
          </table:table-cell>
          <table:table-cell table:style-name="TableCell158">
            <text:p text:style-name="P159">Tipo</text:p>
          </table:table-cell>
          <table:table-cell table:style-name="TableCell160">
            <text:p text:style-name="P161">Tam.</text:p>
          </table:table-cell>
          <table:table-cell table:style-name="TableCell162">
            <text:p text:style-name="P163">Nulo</text:p>
          </table:table-cell>
          <table:table-cell table:style-name="TableCell164">
            <text:p text:style-name="P165">Descrição do Campo</text:p>
          </table:table-cell>
        </table:table-row>
        <table:table-row table:style-name="TableRow166">
          <table:table-cell table:style-name="TableCell167">
            <text:p text:style-name="P168">Ordem</text:p>
          </table:table-cell>
          <table:table-cell table:style-name="TableCell169">
            <text:p text:style-name="P170">Ordem</text:p>
          </table:table-cell>
          <table:table-cell table:style-name="TableCell171">
            <text:p text:style-name="P172">NomeOrdem</text:p>
          </table:table-cell>
          <table:table-cell table:style-name="TableCell173">
            <text:p text:style-name="P174">VarChar</text:p>
          </table:table-cell>
          <table:table-cell table:style-name="TableCell175">
            <text:p text:style-name="P176">30</text:p>
          </table:table-cell>
          <table:table-cell table:style-name="TableCell177">
            <text:p text:style-name="P178">Não</text:p>
          </table:table-cell>
          <table:table-cell table:style-name="TableCell179">
            <text:p text:style-name="P180">Nome da Ordem</text:p>
          </table:table-cell>
        </table:table-row>
        <table:table-row table:style-name="TableRow181">
          <table:table-cell table:style-name="TableCell182">
            <text:p text:style-name="P183">Classe</text:p>
          </table:table-cell>
          <table:table-cell table:style-name="TableCell184">
            <text:p text:style-name="P185">Classe</text:p>
          </table:table-cell>
          <table:table-cell table:style-name="TableCell186">
            <text:p text:style-name="P187">NomeClasse</text:p>
          </table:table-cell>
          <table:table-cell table:style-name="TableCell188">
            <text:p text:style-name="P189">VarChar</text:p>
          </table:table-cell>
          <table:table-cell table:style-name="TableCell190">
            <text:p text:style-name="P191">30</text:p>
          </table:table-cell>
          <table:table-cell table:style-name="TableCell192">
            <text:p text:style-name="P193">Não<text:s/></text:p>
          </table:table-cell>
          <table:table-cell table:style-name="TableCell194">
            <text:p text:style-name="P195">Nome da Classe</text:p>
          </table:table-cell>
        </table:table-row>
      </table:table>
      <text:soft-page-break/>
      <text:list text:style-name="WW8Num1" text:continue-numbering="true">
        <text:list-item>
          <text:p text:style-name="P196">Assinaturas</text:p>
        </text:list-item>
      </text:list>
      <text:p text:style-name="Standard"/>
      <text:p text:style-name="Normal"><text:span text:style-name="T197">Os abaixo assinados estão de acordo com o<text:s/></text:span><text:span text:style-name="T198">conteúdo do documento “</text:span><text:span text:style-name="T199">Especificação de Banco de Dados</text:span><text:span text:style-name="T200">”, do Sistema &lt;</text:span><text:span text:style-name="T201">Nome do Sistema</text:span><text:span text:style-name="T202">&gt;, versão<text:s/></text:span><text:span text:style-name="T203">9.9</text:span><text:span text:style-name="T204">,</text:span><text:span text:style-name="T205"><text:s/>Módulo<text:s/></text:span><text:span text:style-name="T206">&lt;</text:span><text:span text:style-name="T207">Nome do Módulo – apenas se o Sistema estiver repartido em Módulos</text:span><text:span text:style-name="T208">&gt;, release<text:s/></text:span><text:span text:style-name="T209">9.9</text:span><text:span text:style-name="T210"><text:s/>&lt;Nº. da versão do módulo&gt;</text:span><text:span text:style-name="T211">.</text:span></text:p>
      <text:p text:style-name="RUPCorpo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/>
            <text:p text:style-name="P218">Data: ___/___/_____</text:p>
            <text:p text:style-name="P219"/>
            <text:p text:style-name="P220"/>
            <text:p text:style-name="P221"/>
          </table:table-cell>
          <table:table-cell table:style-name="TableCell222">
            <text:p text:style-name="P223"/>
            <text:p text:style-name="P224">Data: ___/___/_____</text:p>
            <text:p text:style-name="P225"/>
            <text:p text:style-name="P226"/>
            <text:p text:style-name="P227"/>
          </table:table-cell>
        </table:table-row>
        <table:table-row table:style-name="TableRow228">
          <table:table-cell table:style-name="TableCell229">
            <text:p text:style-name="P230">Nome Completo</text:p>
            <text:p text:style-name="P231">Cargo</text:p>
            <text:p text:style-name="P232">Sigla da Superintendência</text:p>
          </table:table-cell>
          <table:table-cell table:style-name="TableCell233">
            <text:p text:style-name="P234">Nome Completo</text:p>
            <text:p text:style-name="P235">Cargo</text:p>
            <text:p text:style-name="P236">Sigla da Superintendência</text:p>
          </table:table-cell>
        </table:table-row>
      </table:table>
      <text:p text:style-name="RUPCorpo1"/>
      <text:p text:style-name="RUPCorpo1"/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/>
            <text:p text:style-name="P243">Data: ___/___/_____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>Data: ___/___/_____</text:p>
            <text:p text:style-name="P250"/>
            <text:p text:style-name="P251"/>
            <text:p text:style-name="P252"/>
          </table:table-cell>
        </table:table-row>
        <table:table-row table:style-name="TableRow253">
          <table:table-cell table:style-name="TableCell254">
            <text:p text:style-name="P255">Nome Completo</text:p>
            <text:p text:style-name="P256">Cargo</text:p>
            <text:p text:style-name="P257">Sigla da Superintendência</text:p>
          </table:table-cell>
          <table:table-cell table:style-name="TableCell258">
            <text:p text:style-name="P259">Nome Completo</text:p>
            <text:p text:style-name="P260">Cargo</text:p>
            <text:p text:style-name="P261">Sigla da Superintendência</text:p>
          </table:table-cell>
        </table:table-row>
      </table:table>
      <text:p text:style-name="Standard"/>
      <text:p text:style-name="P262">Obs.:</text:p>
      <text:list text:style-name="WW8Num2">
        <text:list-item text:start-value="1">
          <text:p text:style-name="P263">Em<text:s/>caso de dúvida do Cargo e Superintendência de uma pessoa, busque essa informação no E-mail (dois cliques sobre o endereço de E-mail da pessoa, “Title” = Cargo, “Department” = Superintendência).</text:p>
        </text:list-item>
        <text:list-item>
          <text:p text:style-name="P264">Colocar acima os seguintes cargos:</text:p>
        </text:list-item>
      </text:list>
      <text:p text:style-name="P265">- Coordenadores de Projetos;</text:p>
      <text:p text:style-name="P266">- Coordenadores de Dados;</text:p>
      <text:p text:style-name="P267">- Administrador de Dados;</text:p>
      <text:p text:style-name="P268">- Gestor de Projetos;</text:p>
      <text:p text:style-name="P269">- Analista de Negócios responsável pelo sistema;</text:p>
      <text:p text:style-name="P270"/>
      <text:p text:style-name="P271"/>
      <text:p text:style-name="P272"><text:span text:style-name="T273"></text:span><text:span text:style-name="T274"><text:s/>Retirar essa observação no documento oficial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hyphenate="true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2479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409in"/>
      </style:header-style>
      <style:footer-style>
        <style:header-footer-properties style:dynamic-spacing="true" fo:min-height="0.0784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page-layout style:name="PL1">
      <style:page-layout-properties fo:page-width="8.2673in" fo:page-height="11.6923in" style:print-orientation="portrait" fo:margin-top="0.4923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784in"/>
      </style:footer-style>
    </style:page-layout>
    <style:style style:name="TableColumn21" style:family="table-column">
      <style:table-column-properties style:column-width="3.309in" style:use-optimal-column-width="false"/>
    </style:style>
    <style:style style:name="TableColumn22" style:family="table-column">
      <style:table-column-properties style:column-width="3.309in" style:use-optimal-column-width="false"/>
    </style:style>
    <style:style style:name="Table20" style:family="table">
      <style:table-properties style:width="6.618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vertical-align="bottom" fo:padding-top="0in" fo:padding-left="0.075in" fo:padding-bottom="0in" fo:padding-right="0.075in"/>
    </style:style>
    <style:style style:name="P25" style:parent-style-name="Header" style:family="paragraph">
      <style:paragraph-properties style:snap-to-layout-grid="false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Header" style:family="paragraph">
      <style:paragraph-properties style:snap-to-layout-grid="false" fo:text-align="end"/>
    </style:style>
    <style:style style:name="P28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29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</style:style>
    <style:style style:name="T3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31" style:parent-style-name="PageNumber" style:family="text">
      <style:text-properties style:font-name="Arial" style:font-name-complex="Arial" fo:font-size="8pt" style:font-size-asian="8pt" style:font-size-complex="8pt"/>
    </style:style>
    <style:style style:name="T32" style:parent-style-name="PageNumber" style:family="text">
      <style:text-properties style:font-name="Arial" style:font-name-complex="Arial" fo:font-size="9pt" style:font-size-asian="9pt"/>
    </style:style>
    <style:style style:name="T33" style:parent-style-name="PageNumber" style:family="text">
      <style:text-properties style:font-name="Arial" style:font-name-complex="Arial" fo:font-size="9pt" style:font-size-asian="9pt"/>
    </style:style>
    <style:style style:name="T34" style:parent-style-name="PageNumber" style:family="text">
      <style:text-properties style:font-name="Arial" style:font-name-complex="Arial" fo:font-size="8pt" style:font-size-asian="8pt" style:font-size-complex="8pt"/>
    </style:style>
    <style:style style:name="T35" style:parent-style-name="PageNumber" style:family="text">
      <style:text-properties style:font-name="Arial" style:font-name-complex="Arial" fo:font-size="9pt" style:font-size-asian="9pt"/>
    </style:style>
    <style:style style:name="T36" style:parent-style-name="PageNumber" style:family="text">
      <style:text-properties style:font-name="Arial" style:font-name-complex="Arial" fo:font-size="8pt" style:font-size-asian="8pt" style:font-size-complex="8pt"/>
    </style:style>
    <style:style style:name="T37" style:parent-style-name="PageNumber" style:family="text">
      <style:text-properties style:font-name="Arial" style:font-name-complex="Arial" fo:font-size="8pt" style:font-size-asian="8pt" style:font-size-complex="8pt"/>
    </style:style>
    <style:style style:name="T38" style:parent-style-name="PageNumber" style:family="text">
      <style:text-properties style:font-name="Arial" style:font-name-complex="Arial" fo:font-size="8pt" style:font-size-asian="8pt" style:font-size-complex="8pt"/>
    </style:style>
    <style:style style:name="T39" style:parent-style-name="PageNumber" style:family="text"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  <style:master-page style:name="MP1" style:page-layout-name="PL1">
      <style:header>
        <table:table table:style-name="Table20">
          <table:table-columns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/>
            </table:table-cell>
            <table:table-cell table:style-name="TableCell26">
              <text:p text:style-name="P27"/>
            </table:table-cell>
          </table:table-row>
        </table:table>
        <text:p text:style-name="Header"/>
      </style:header>
      <style:footer>
        <text:p text:style-name="P28"/>
        <text:p text:style-name="P29"><text:span text:style-name="T30">Especificação de BD</text:span><text:span text:style-name="T31"><text:s/>- Nome do Caso de Uso</text:span><text:span text:style-name="T32"><text:tab/></text:span><text:span text:style-name="T33"><text:tab/></text:span><text:span text:style-name="T34">mds - ebd - abc - a</text:span><text:span text:style-name="T35"><text:tab/></text:span><text:span text:style-name="T36">Página<text:s/></text:span><text:span text:style-name="T37"><text:page-number text:fixed="false">3</text:page-number></text:span><text:span text:style-name="T38"><text:s/>de<text:s/></text:span><text:span text:style-name="T39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Banco de Dados</dc:title>
    <meta:initial-creator>Lena Lúcia de Moraes</meta:initial-creator>
    <dc:creator>Cally</dc:creator>
    <meta:creation-date>2011-04-08T18:28:00Z</meta:creation-date>
    <dc:date>2011-08-17T19:48:00Z</dc:date>
    <meta:template xlink:href="Normal" xlink:type="simple"/>
    <meta:editing-cycles>3</meta:editing-cycles>
    <meta:editing-duration>PT240S</meta:editing-duration>
    <meta:document-statistic meta:page-count="6" meta:paragraph-count="6" meta:word-count="495" meta:character-count="3166" meta:row-count="22" meta:non-whitespace-character-count="2677"/>
  </office:meta>
</office:document-meta>
</file>